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0871" officeooo:paragraph-rsid="000d0871"/>
    </style:style>
    <style:style style:name="P2" style:family="paragraph" style:parent-style-name="Standard">
      <style:text-properties officeooo:rsid="000df560" officeooo:paragraph-rsid="000df560"/>
    </style:style>
    <style:style style:name="P3" style:family="paragraph" style:parent-style-name="Standard">
      <style:text-properties officeooo:rsid="000e11bb" officeooo:paragraph-rsid="000e11bb"/>
    </style:style>
    <style:style style:name="P4" style:family="paragraph" style:parent-style-name="Standard">
      <style:text-properties officeooo:rsid="000e6e1a" officeooo:paragraph-rsid="000e6e1a"/>
    </style:style>
    <style:style style:name="P5" style:family="paragraph" style:parent-style-name="Standard">
      <style:text-properties officeooo:rsid="000f6624" officeooo:paragraph-rsid="000f6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так, 20 октября 2020. Какую роль я играю и почему? Какую очередную программу я исполняю и почему?</text:p>
      <text:p text:style-name="P1">Кажется, я играю роль человека с депрессией. Но кто я на самом деле, и зачем это?</text:p>
      <text:p text:style-name="P1">Я еще меньше осознаю, чем хочу осознавать, что я свободен. Я не должен никем быть и никого изображать. В каждый момент можно сбросить прошлый груз ошибок и жить как в первый раз. Где вот это детское искреннее изумление и восхищение перед миром, которое у меня бывало? Оно вырабатывается засчет качественной медитативной практики. Меньше часа в день мне точно нельзя практиковать!</text:p>
      <text:p text:style-name="P1"/>
      <text:p text:style-name="P1">Не нужно четкого понимания, кто я и как себя веду, потому что такое понимание ограничивало бы, кто я и как себя веду. Я могу и хочу быть более разнообразным. Я опять впадаю в режим провала playing with crap. Цель – это не придумать наиболее правдоподобное оправдение тому, почему things are the way they are, а придумать план как сделать по-другому, получше.</text:p>
      <text:p text:style-name="P1"/>
      <text:p text:style-name="P1">Мне не нравятся отношения, в которых я жалуюсь человеку на себя а человек дает мне советы. Такое сейчас происходит с Йоханнесом. Вопрос – как я хочу, чтобы было по-другому? Зачем я играю роль человека с алкситимией и не прилагаю абсолютно никаких усилий чтобы ослаблять алекситимию?</text:p>
      <text:p text:style-name="P2">Возможно, я показываю свой crap другим людям чтобы привлечь их внимание? Так или иначе, это давний способ формировать отношения, тянущийся еще с 10 класса школы.</text:p>
      <text:p text:style-name="P1"/>
      <text:p text:style-name="P2">Еще вопрос на подумать – почему мне нравится биоинформатика? Что было такого в курсе, что делало его для меня таким вовлекательным? Какие факторы для меня делают вещь вовлекательной? Важное замечание – если я посвящу карьеру направлению, которое для меня не вовлекательное, то я не стану там великим.</text:p>
      <text:p text:style-name="P2"/>
      <text:p text:style-name="P3">Почему я не применяю рациональность? Я же сам осознаю что в моей жизни нередок паттерн не проявлять креативность, не применять знания. Меня очень огорчает недостаток практики. Усиль же практику, Миша! Жизнь – это на фундаментальном уровне творческий процесс – процесс решения задач.</text:p>
      <text:p text:style-name="P4">Ответ, почему мне биоинфо понравилась больше чем остальные предметы. На биоинфо я решал много новы задач, которые были мне по силам. На математике я в основном занимаюсь запоминанием, и доля времени на решение задач там пренебрежимо мала.</text:p>
      <text:p text:style-name="P4"/>
      <text:p text:style-name="P4">Давай самосовершенствоваться. Давай составлять планы и исполнять их. Ведь так интереснее! Исполнять когнитивные программы, которые самозарождаются у меня в голове и которые не я сам пишу, - так я не хочу.</text:p>
      <text:p text:style-name="P4"/>
      <text:p text:style-name="P4">Во время общения у меня хорошо получается думать вслух. Засчет того что я самостоятельно не продумываю вещи, я продумываю их во время общения. При этом вещи, которые я продумываю во время общения – это как раз crap, который бы лучше я продумывал наедине. Таким образом, если я буду больше самостоятельно продумывать crap, то к людям я буду нести не crap, <text:s/>а более светлы е и полезные вещи.</text:p>
      <text:p text:style-name="P4"/>
      <text:p text:style-name="P5">Я могу выбирать, кем я хочу быть, и быть тем, кем я хоч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09:08:11.005645313</meta:creation-date>
    <dc:date>2020-10-20T10:42:08.036780960</dc:date>
    <meta:editing-duration>PT42M6S</meta:editing-duration>
    <meta:editing-cycles>1</meta:editing-cycles>
    <meta:document-statistic meta:table-count="0" meta:image-count="0" meta:object-count="0" meta:page-count="1" meta:paragraph-count="12" meta:word-count="454" meta:character-count="2829" meta:non-whitespace-character-count="2379"/>
    <meta:generator>LibreOffice/6.0.7.3$Linux_X86_64 LibreOffice_project/00m0$Build-3</meta:generator>
  </office:meta>
</office:document-meta>
</file>